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loext:graphic-properties draw:fill-color="#ffffff"/>
    </style:style>
    <style:style style:name="P2" style:family="paragraph">
      <style:paragraph-properties fo:text-align="justify"/>
    </style:style>
    <style:style style:name="P3" style:family="paragraph">
      <style:paragraph-properties fo:text-align="start"/>
    </style:style>
    <style:style style:name="P4" style:family="paragraph">
      <loext:graphic-properties draw:fill-color="#ffffff"/>
      <style:text-properties fo:font-size="20pt"/>
    </style:style>
    <style:style style:name="P5" style:family="paragraph">
      <style:text-properties fo:font-size="24pt" style:font-size-asian="24pt" style:font-size-complex="24pt"/>
    </style:style>
    <style:style style:name="T1" style:family="text">
      <style:text-properties fo:font-size="22pt" style:font-size-asian="22pt" style:font-size-complex="22pt"/>
    </style:style>
    <style:style style:name="T2" style:family="text">
      <style:text-properties fo:font-size="20pt" style:font-size-asian="20pt" style:font-size-complex="20pt"/>
    </style:style>
    <style:style style:name="T3" style:family="text">
      <style:text-properties fo:font-size="24pt" style:font-size-asian="24pt" style:font-size-complex="24pt"/>
    </style:style>
    <style:style style:name="T4"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Globals</text:p>
          </draw:text-box>
        </draw:frame>
        <draw:frame presentation:style-name="pr2" draw:text-style-name="P1" draw:layer="layout" svg:width="25.199cm" svg:height="12.179cm" svg:x="1.4cm" svg:y="4.914cm" presentation:class="subtitle">
          <draw:text-box>
            <text:p>By</text:p>
            <text:p>Amalan Jenicious</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What is Globals?</text:p>
          </draw:text-box>
        </draw:frame>
        <draw:frame presentation:style-name="pr4" draw:layer="layout" svg:width="25.199cm" svg:height="12.179cm" svg:x="1.4cm" svg:y="4.914cm" presentation:class="outline">
          <draw:text-box>
            <text:list text:style-name="L3">
              <text:list-item>
                <text:p>Predefined objects given in nodejs can be used without need to import or require.</text:p>
              </text:list-item>
              <text:list-item>
                <text:p>__dirname</text:p>
              </text:list-item>
              <text:list-item>
                <text:p>__filename</text:p>
              </text:list-item>
              <text:list-item>
                <text:p>Process (Inter Process Communication)</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Process</text:p>
          </draw:text-box>
        </draw:frame>
        <draw:frame presentation:style-name="pr4" draw:layer="layout" svg:width="25.199cm" svg:height="12.179cm" svg:x="1.4cm" svg:y="4.914cm" presentation:class="outline">
          <draw:text-box>
            <text:list text:style-name="L3">
              <text:list-item>
                <text:p text:style-name="P2">The process object is a global that provides information about, and control over, the current Node.js process. As a global, it is always available to Node.js applications without using require().</text:p>
              </text:list-item>
              <text:list-item>
                <text:p text:style-name="P2">The process object is an instance of EventEmitter.</text:p>
                <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Event: ‘Exit’</text:p>
          </draw:text-box>
        </draw:frame>
        <draw:frame presentation:style-name="pr4" draw:layer="layout" svg:width="25.199cm" svg:height="12.179cm" svg:x="1.4cm" svg:y="4.914cm" presentation:class="outline">
          <draw:text-box>
            <text:list text:style-name="L3">
              <text:list-item>
                <text:p>The 'exit' event is emitted when the Node.js process is about to exit</text:p>
              </text:list-item>
            </text:list>
            <text:p text:style-name="P3"><text:span text:style-name="T1">process.on('exit', (code) =&gt; {</text:span></text:p>
            <text:p text:style-name="P3"><text:span text:style-name="T1"><text:s text:c="2"/></text:span><text:span text:style-name="T1">console.log(`About to exit with code: ${code}`);</text:span></text:p>
            <text:p text:style-name="P3"><text:span text:style-name="T1">});</text:span></text:p>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Event: 'unhandledRejection'<text:line-break/></text:p>
          </draw:text-box>
        </draw:frame>
        <draw:frame presentation:style-name="pr4" draw:layer="layout" svg:width="25.199cm" svg:height="12.179cm" svg:x="1.4cm" svg:y="4.914cm" presentation:class="outline">
          <draw:text-box>
            <text:list text:style-name="L3">
              <text:list-item>
                <text:p>The 'unhandledRejection' event is emitted whenever a Promise is rejected and no error handler is attached to the promise within a turn of the event loop</text:p>
              </text:list-item>
            </text:list>
            <text:p><text:span text:style-name="T2">const unhandledRejections = new Map();</text:span></text:p>
            <text:p><text:span text:style-name="T2">process.on('unhandledRejection', (reason, p) =&gt; {</text:span></text:p>
            <text:p><text:span text:style-name="T2"><text:s text:c="2"/></text:span><text:span text:style-name="T2">unhandledRejections.set(p, reason);</text:span></text:p>
            <text:p><text:span text:style-name="T2">});</text:span></text:p>
            <text:p><text:span text:style-name="T2">process.on('rejectionHandled', (p) =&gt; {</text:span></text:p>
            <text:p><text:span text:style-name="T2"><text:s text:c="2"/></text:span><text:span text:style-name="T2">unhandledRejections.delete(p);</text:span></text:p>
            <text:p><text:span text:style-name="T2">});</text:span></text:p>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Event: 'uncaughtException'</text:p>
          </draw:text-box>
        </draw:frame>
        <draw:frame presentation:style-name="pr4" draw:layer="layout" svg:width="25.199cm" svg:height="12.179cm" svg:x="1.4cm" svg:y="4.914cm" presentation:class="outline">
          <draw:text-box>
            <text:list text:style-name="L3">
              <text:list-item>
                <text:p>The 'uncaughtException' event is emitted when an uncaught JavaScript exception bubbles all the way back to the event loop. </text:p>
              </text:list-item>
            </text:list>
            <text:p><text:span text:style-name="T3">process.on('uncaughtException', (err) =&gt; {</text:span></text:p>
            <text:p><text:span text:style-name="T3"><text:s text:c="2"/></text:span><text:span text:style-name="T3">fs.writeSync(1, `Caught exception: ${err}\n`);</text:span></text:p>
            <text:p><text:span text:style-name="T3">});</text:span></text:p>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Event: 'warning'</text:p>
          </draw:text-box>
        </draw:frame>
        <draw:frame presentation:style-name="pr4" draw:layer="layout" svg:width="25.199cm" svg:height="12.179cm" svg:x="1.4cm" svg:y="4.914cm" presentation:class="outline">
          <draw:text-box>
            <text:list text:style-name="L3">
              <text:list-item>
                <text:p>The 'warning' event is emitted whenever Node.js emits a process warning.</text:p>
              </text:list-item>
            </text:list>
            <text:p><text:span text:style-name="T3">process.on('warning', (warning) =&gt; {</text:span></text:p>
            <text:p><text:span text:style-name="T3"><text:s text:c="2"/></text:span><text:span text:style-name="T3">console.warn(warning.name); <text:s text:c="3"/>// Print the warning name</text:span></text:p>
            <text:p><text:span text:style-name="T3"><text:s text:c="2"/></text:span><text:span text:style-name="T3">console.warn(warning.message); // Print the warning message</text:span></text:p>
            <text:p><text:span text:style-name="T3"><text:s text:c="2"/></text:span><text:span text:style-name="T3">console.warn(warning.stack); <text:s text:c="2"/>// Print the stack trace</text:span></text:p>
            <text:p><text:span text:style-name="T3">});</text:span></text:p>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process.emitWarning(warning[, options])</text:p>
          </draw:text-box>
        </draw:frame>
        <draw:frame presentation:style-name="pr4" draw:layer="layout" svg:width="25.199cm" svg:height="12.179cm" svg:x="1.4cm" svg:y="4.914cm" presentation:class="outline">
          <draw:text-box>
            <text:list text:style-name="L3">
              <text:list-item>
                <text:p>The process.emitWarning() method can be used to emit custom or application specific process warnings.</text:p>
              </text:list-item>
            </text:list>
            <text:p>process.emitWarning('Something happened!', {</text:p>
            <text:p><text:s text:c="2"/>code: 'MY_WARNING',</text:p>
            <text:p><text:s text:c="2"/>detail: 'This is some additional information'</text:p>
            <text:p>});</text:p>
          </draw:text-box>
        </draw:frame>
        <presentation:notes draw:style-name="dp2">
          <draw:page-thumbnail draw:style-name="gr1" draw:layer="layout" svg:width="14.848cm" svg:height="11.136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Signal Events</text:p>
          </draw:text-box>
        </draw:frame>
        <draw:frame presentation:style-name="pr4" draw:layer="layout" svg:width="25.199cm" svg:height="12.179cm" svg:x="1.4cm" svg:y="4.914cm" presentation:class="outline" presentation:user-transformed="true">
          <draw:text-box>
            <text:list text:style-name="L3">
              <text:list-item>
                <text:p><text:span text:style-name="T4">SIGUSR1</text:span> is useful for simple interprocess communication</text:p>
              </text:list-item>
              <text:list-item>
                <text:p><text:span text:style-name="T4">SIGINT</text:span> is the interrupt signal. The terminal sends it to the foreground process when the user presses ctrl-c.</text:p>
              </text:list-item>
              <text:list-item>
                <text:p><text:span text:style-name="T4">SIGQUIT</text:span> is the dump core signal. The terminal sends it to the foreground process when the user presses ctrl-\ .</text:p>
              </text:list-item>
              <text:list-item>
                <text:p><text:span text:style-name="T4">SIGTERM</text:span> is the termination signal. The default behavior is to terminate the process, but it also can be caught or ignored.</text:p>
              </text:list-item>
              <text:list-item>
                <text:p><text:span text:style-name="T4">SIGPIPE</text:span>, The default behaviour for this signal is to end the process.</text:p>
              </text:list-item>
              <text:list-item>
                <text:p><text:span text:style-name="T4">SIGBREAK</text:span>, The CTRL+C and CTRL+BREAK key combinations receive special handling by console processes.</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3">
              <text:list-item>
                <text:p><text:span text:style-name="T4">SIGWINCH</text:span>, Signaled when Window size change. </text:p>
              </text:list-item>
              <text:list-item>
                <text:p><text:span text:style-name="T4">SIGKILL</text:span>. The SIGKILL signal is sent to a process to cause it to terminate immediately (kill).</text:p>
              </text:list-item>
              <text:list-item>
                <text:p>The <text:span text:style-name="T4">SIGSTOP</text:span> signal instructs the operating system to stop a process for later resumption.</text:p>
              </text:list-item>
              <text:list-item>
                <text:p>Bus error(<text:span text:style-name="T4">SIGBUS</text:span>) are signals generated when serious program error is detected by the operating system and there is no way the program could continue to execute because of these errors.</text:p>
              </text:list-item>
              <text:list-item>
                <text:p>The <text:span text:style-name="T4">SIGFPE</text:span> signal is raised when a computational error occurs. These errors include floating-point overflow, floating-point underflow, and either integer- or floating-point division by 0.</text:p>
              </text:list-item>
              <text:list-item>
                <text:p><text:span text:style-name="T4">SIGSEGV</text:span> Error is caused by an invalid memory reference or segmentation fault.</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process.abort()</text:p>
          </draw:text-box>
        </draw:frame>
        <draw:frame presentation:style-name="pr4" draw:layer="layout" svg:width="25.199cm" svg:height="12.179cm" svg:x="1.4cm" svg:y="4.914cm" presentation:class="outline">
          <draw:text-box>
            <text:list text:style-name="L3">
              <text:list-item>
                <text:p>The process.abort() method causes the Node.js process to exit immediately and generate a core file.</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process.arch</text:p>
          </draw:text-box>
        </draw:frame>
        <draw:frame presentation:style-name="pr4" draw:layer="layout" svg:width="25.199cm" svg:height="12.179cm" svg:x="1.4cm" svg:y="4.914cm" presentation:class="outline">
          <draw:text-box>
            <text:list text:style-name="L3">
              <text:list-item>
                <text:p>The process.arch property returns a String identifying the processor architecture that the Node.js process is currently running on.</text:p>
              </text:list-item>
              <text:list-item>
                <text:p>console.log(`This processor architecture is ${process.arch}`);</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process.argv</text:p>
          </draw:text-box>
        </draw:frame>
        <draw:frame presentation:style-name="pr4" draw:layer="layout" svg:width="25.199cm" svg:height="12.179cm" svg:x="1.4cm" svg:y="4.914cm" presentation:class="outline">
          <draw:text-box>
            <text:list text:style-name="L3">
              <text:list-item>
                <text:p>The process.argv property returns an array containing the command line arguments passed when the Node.js process was launched.</text:p>
              </text:list-item>
            </text:list>
            <text:p><text:span text:style-name="T3">process.argv.forEach((val, index) =&gt; {</text:span></text:p>
            <text:p><text:span text:style-name="T3"><text:s text:c="2"/></text:span><text:span text:style-name="T3">console.log(`${index}: ${val}`);</text:span></text:p>
            <text:p><text:span text:style-name="T3">});</text:span></text:p>
          </draw:text-box>
        </draw:frame>
        <presentation:notes draw:style-name="dp2">
          <draw:page-thumbnail draw:style-name="gr1"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process.chdir(directory)</text:p>
          </draw:text-box>
        </draw:frame>
        <draw:frame presentation:style-name="pr4" draw:layer="layout" svg:width="25.199cm" svg:height="12.179cm" svg:x="1.4cm" svg:y="4.914cm" presentation:class="outline">
          <draw:text-box>
            <text:list text:style-name="L3">
              <text:list-item>
                <text:p>The process.chdir() method changes the current working directory of the Node.js process or throws an exception if doing so fails.</text:p>
              </text:list-item>
            </text:list>
            <text:p>console.log(`Starting directory: ${process.cwd()}`);</text:p>
            <text:p>try {</text:p>
            <text:p><text:s text:c="2"/>process.chdir('/tmp');</text:p>
            <text:p><text:s text:c="2"/>console.log(`New directory: ${process.cwd()}`);</text:p>
            <text:p>} catch (err) {</text:p>
            <text:p><text:s text:c="2"/>console.error(`chdir: ${err}`);</text:p>
            <text:p>}</text:p>
          </draw:text-box>
        </draw:frame>
        <presentation:notes draw:style-name="dp2">
          <draw:page-thumbnail draw:style-name="gr1"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process.config</text:p>
          </draw:text-box>
        </draw:frame>
        <draw:frame presentation:style-name="pr4" draw:layer="layout" svg:width="25.199cm" svg:height="12.179cm" svg:x="1.4cm" svg:y="4.914cm" presentation:class="outline">
          <draw:text-box>
            <text:list text:style-name="L3">
              <text:list-item>
                <text:p>The process.config property returns an Object containing the JavaScript representation of the configure options used to compile the current Node.js executable.</text:p>
              </text:list-item>
              <text:list-item>
                <text:p>console.log(process.config);</text:p>
              </text:list-item>
            </text:list>
          </draw:text-box>
        </draw:frame>
        <presentation:notes draw:style-name="dp2">
          <draw:page-thumbnail draw:style-name="gr1"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process.cpuUsage([previousValue])</text:p>
          </draw:text-box>
        </draw:frame>
        <draw:frame presentation:style-name="pr4" draw:layer="layout" svg:width="25.199cm" svg:height="12.179cm" svg:x="1.4cm" svg:y="4.914cm" presentation:class="outline" presentation:user-transformed="true">
          <draw:text-box>
            <text:list text:style-name="L3">
              <text:list-item>
                <text:p>The process.cpuUsage() method returns the user and system CPU time usage of the current process, in an object with properties user and system, whose values are microsecond values (millionth of a second).</text:p>
              </text:list-item>
            </text:list>
            <text:p>const startUsage = process.cpuUsage();</text:p>
            <text:p>// { user: 38579, system: 6986 }</text:p>
            <text:p>// spin the CPU for 500 milliseconds</text:p>
            <text:p>const now = Date.now();</text:p>
            <text:p>while (Date.now() - now &lt; 500);</text:p>
            <text:p>console.log(process.cpuUsage(startUsage));</text:p>
            <text:p>// { user: 514883, system: 11226 }</text:p>
          </draw:text-box>
        </draw:frame>
        <presentation:notes draw:style-name="dp2">
          <draw:page-thumbnail draw:style-name="gr1" draw:layer="layout" svg:width="14.848cm" svg:height="11.136cm" svg:x="3.075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process.dlopen(module, filename[, flags])</text:p>
          </draw:text-box>
        </draw:frame>
        <draw:frame presentation:style-name="pr4" draw:layer="layout" svg:width="25.199cm" svg:height="12.179cm" svg:x="1.4cm" svg:y="4.914cm" presentation:class="outline">
          <draw:text-box>
            <text:list text:style-name="L3">
              <text:list-item>
                <text:p>The process.dlopen() method allows to dynamically load shared objects.</text:p>
              </text:list-item>
            </text:list>
            <text:p>const os = require('os');</text:p>
            <text:p>process.dlopen(module, require.resolve('binding'),</text:p>
            <text:p><text:s text:c="15"/>os.constants.dlopen.RTLD_NOW);</text:p>
            <text:p>module.exports.foo();</text:p>
          </draw:text-box>
        </draw:frame>
        <presentation:notes draw:style-name="dp2">
          <draw:page-thumbnail draw:style-name="gr1"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process.env</text:p>
          </draw:text-box>
        </draw:frame>
        <draw:frame presentation:style-name="pr4" draw:layer="layout" svg:width="25.199cm" svg:height="12.179cm" svg:x="1.4cm" svg:y="4.914cm" presentation:class="outline">
          <draw:text-box>
            <text:list text:style-name="L3">
              <text:list-item>
                <text:p>The process.env property returns an object containing the user environment.</text:p>
              </text:list-item>
              <text:list-item>
                <text:p>console.log(process.env);</text:p>
              </text:list-item>
            </text:list>
          </draw:text-box>
        </draw:frame>
        <presentation:notes draw:style-name="dp2">
          <draw:page-thumbnail draw:style-name="gr1" draw:layer="layout" svg:width="14.848cm" svg:height="11.136cm" svg:x="3.075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p>process.execPath</text:p>
          </draw:text-box>
        </draw:frame>
        <draw:frame presentation:style-name="pr4" draw:layer="layout" svg:width="25.199cm" svg:height="12.179cm" svg:x="1.4cm" svg:y="4.914cm" presentation:class="outline">
          <draw:text-box>
            <text:list text:style-name="L3">
              <text:list-item>
                <text:p>The process.execPath property returns the absolute pathname of the executable that started the Node.js process.</text:p>
              </text:list-item>
              <text:list-item>
                <text:p>console.log(process.execPath);</text:p>
              </text:list-item>
            </text:list>
          </draw:text-box>
        </draw:frame>
        <presentation:notes draw:style-name="dp2">
          <draw:page-thumbnail draw:style-name="gr1" draw:layer="layout" svg:width="14.848cm" svg:height="11.136cm" svg:x="3.075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draw:text-box>
            <text:p>process.exit([code])</text:p>
          </draw:text-box>
        </draw:frame>
        <draw:frame presentation:style-name="pr4" draw:layer="layout" svg:width="25.199cm" svg:height="12.179cm" svg:x="1.4cm" svg:y="4.914cm" presentation:class="outline" presentation:user-transformed="true">
          <draw:text-box>
            <text:list text:style-name="L3">
              <text:list-item>
                <text:p>The process.exit() method instructs Node.js to terminate the process synchronously with an exit status of code.</text:p>
              </text:list-item>
              <text:list-item>
                <text:p>process.exit(1);</text:p>
                <text:p/>
              </text:list-item>
            </text:list>
          </draw:text-box>
        </draw:frame>
        <presentation:notes draw:style-name="dp2">
          <draw:page-thumbnail draw:style-name="gr1" draw:layer="layout" svg:width="14.848cm" svg:height="11.136cm" svg:x="3.075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draw:text-box>
            <text:p>Exit Codes</text:p>
          </draw:text-box>
        </draw:frame>
        <draw:frame presentation:style-name="pr4" draw:layer="layout" svg:width="25.199cm" svg:height="12.179cm" svg:x="1.4cm" svg:y="4.914cm" presentation:class="outline">
          <draw:text-box>
            <text:list text:style-name="L3">
              <text:list-item>
                <text:p>1 - Uncaught Fatal Exception</text:p>
              </text:list-item>
              <text:list-item>
                <text:p>2 - Unused (reserved by Bash for builtin misuse)</text:p>
              </text:list-item>
              <text:list-item>
                <text:p>3 - Internal JavaScript Parse Error</text:p>
              </text:list-item>
              <text:list-item>
                <text:p>4 - Internal JavaScript Evaluation Failure </text:p>
              </text:list-item>
              <text:list-item>
                <text:p>5 - Fatal Error</text:p>
              </text:list-item>
              <text:list-item>
                <text:p>6 - Non-function Internal Exception Handler </text:p>
              </text:list-item>
              <text:list-item>
                <text:p>7 - Internal Exception Handler Run-Time Failure</text:p>
              </text:list-item>
              <text:list-item>
                <text:p>8 - Unused.</text:p>
              </text:list-item>
              <text:list-item>
                <text:p>9 - Invalid Argument</text:p>
              </text:list-item>
              <text:list-item>
                <text:p>10 - Internal JavaScript Run-Time Failure </text:p>
              </text:list-item>
              <text:list-item>
                <text:p>12 - Invalid Debug Argument </text:p>
              </text:list-item>
              <text:list-item>
                <text:p>&gt;128 Signal Exits</text:p>
              </text:list-item>
            </text:list>
          </draw:text-box>
        </draw:frame>
        <presentation:notes draw:style-name="dp2">
          <draw:page-thumbnail draw:style-name="gr1" draw:layer="layout" svg:width="14.848cm" svg:height="11.136cm" svg:x="3.075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draw:text-box>
            <text:p>Process get id</text:p>
          </draw:text-box>
        </draw:frame>
        <draw:frame presentation:style-name="pr4" draw:layer="layout" svg:width="25.199cm" svg:height="12.179cm" svg:x="1.4cm" svg:y="4.914cm" presentation:class="outline" presentation:user-transformed="true">
          <draw:text-box>
            <text:list text:style-name="L3">
              <text:list-item>
                <text:p><text:span text:style-name="T3">console.log(`Current egid: ${process.getegid()}`);</text:span></text:p>
              </text:list-item>
              <text:list-item>
                <text:p><text:span text:style-name="T3">console.log(`Current gid: ${process.getgid()}`);</text:span></text:p>
              </text:list-item>
              <text:list-item>
                <text:p><text:span text:style-name="T3">console.log(`Current euid: ${process.geteuid()}`);</text:span></text:p>
              </text:list-item>
              <text:list-item>
                <text:p><text:span text:style-name="T3">console.log(`Current uid: ${process.getuid()}`);</text:span></text:p>
              </text:list-item>
              <text:list-item>
                <text:p><text:span text:style-name="T3">console.log(`Current groups: ${process.getgroups()}`);</text:span></text:p>
                <text:p/>
              </text:list-item>
            </text:list>
          </draw:text-box>
        </draw:frame>
        <presentation:notes draw:style-name="dp2">
          <draw:page-thumbnail draw:style-name="gr1" draw:layer="layout" svg:width="14.848cm" svg:height="11.136cm" svg:x="3.075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draw:text-box>
            <text:p>Process in set id</text:p>
          </draw:text-box>
        </draw:frame>
        <draw:frame presentation:style-name="pr4" draw:layer="layout" svg:width="25.199cm" svg:height="12.179cm" svg:x="1.4cm" svg:y="4.914cm" presentation:class="outline">
          <draw:text-box>
            <text:list text:style-name="L3">
              <text:list-item>
                <text:p>process.setegid(id)</text:p>
              </text:list-item>
              <text:list-item>
                <text:p>process.seteuid(id)</text:p>
              </text:list-item>
              <text:list-item>
                <text:p>process.setgid(id)</text:p>
              </text:list-item>
              <text:list-item>
                <text:p>process.setuid(id)</text:p>
              </text:list-item>
              <text:list-item>
                <text:p>process.setgroups(groups)</text:p>
              </text:list-item>
            </text:list>
          </draw:text-box>
        </draw:frame>
        <presentation:notes draw:style-name="dp2">
          <draw:page-thumbnail draw:style-name="gr1" draw:layer="layout" svg:width="14.848cm" svg:height="11.136cm" svg:x="3.075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3.506cm" svg:x="1.4cm" svg:y="0.837cm" presentation:class="title">
          <draw:text-box>
            <text:p>process.kill(pid[, signal])</text:p>
          </draw:text-box>
        </draw:frame>
        <draw:frame presentation:style-name="pr4" draw:layer="layout" svg:width="25.199cm" svg:height="12.179cm" svg:x="1.4cm" svg:y="4.914cm" presentation:class="outline">
          <draw:text-box>
            <text:list text:style-name="L3">
              <text:list-item>
                <text:p>The process.kill() method sends the signal to the process identified by pid to kill it.</text:p>
              </text:list-item>
              <text:list-item>
                <text:p>process.kill(process.pid, 'SIGHUP');</text:p>
              </text:list-item>
            </text:list>
          </draw:text-box>
        </draw:frame>
        <presentation:notes draw:style-name="dp2">
          <draw:page-thumbnail draw:style-name="gr1" draw:layer="layout" svg:width="14.848cm" svg:height="11.136cm" svg:x="3.075cm" svg:y="2.257cm" draw:page-number="24" presentation:class="page"/>
          <draw:frame presentation:style-name="pr3" draw:text-style-name="P1"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process.memoryUsage()</text:p>
          </draw:text-box>
        </draw:frame>
        <draw:frame presentation:style-name="pr4" draw:layer="layout" svg:width="25.199cm" svg:height="12.179cm" svg:x="1.4cm" svg:y="4.914cm" presentation:class="outline">
          <draw:text-box>
            <text:list text:style-name="L3">
              <text:list-item>
                <text:p>The process.memoryUsage() method returns an object describing the memory usage of the Node.js process measured in bytes.</text:p>
              </text:list-item>
              <text:list-item>
                <text:p>console.log(process.memoryUsage());</text:p>
              </text:list-item>
            </text:list>
          </draw:text-box>
        </draw:frame>
        <presentation:notes draw:style-name="dp2">
          <draw:page-thumbnail draw:style-name="gr1" draw:layer="layout" svg:width="14.848cm" svg:height="11.136cm" svg:x="3.075cm" svg:y="2.257cm" draw:page-number="25" presentation:class="page"/>
          <draw:frame presentation:style-name="pr3" draw:text-style-name="P1"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3.506cm" svg:x="1.4cm" svg:y="0.837cm" presentation:class="title">
          <draw:text-box>
            <text:p>process.nextTick(callback[, ...args])</text:p>
          </draw:text-box>
        </draw:frame>
        <draw:frame presentation:style-name="pr4" draw:layer="layout" svg:width="25.199cm" svg:height="12.179cm" svg:x="1.4cm" svg:y="4.914cm" presentation:class="outline" presentation:user-transformed="true">
          <draw:text-box>
            <text:list text:style-name="L3">
              <text:list-item>
                <text:p>The process.nextTick() method adds the callback to the "next tick queue". Once the current turn of the event loop turn runs to completion, all callbacks currently in the next tick queue will be called.</text:p>
              </text:list-item>
            </text:list>
            <text:p>console.log('start');</text:p>
            <text:p>process.nextTick(() =&gt; {</text:p>
            <text:p><text:s text:c="2"/>console.log('nextTick callback');</text:p>
            <text:p>});</text:p>
            <text:p>console.log('scheduled');</text:p>
            <text:p>// Output:</text:p>
            <text:p>// start</text:p>
            <text:p>// scheduled</text:p>
            <text:p>// nextTick callback</text:p>
          </draw:text-box>
        </draw:frame>
        <presentation:notes draw:style-name="dp2">
          <draw:page-thumbnail draw:style-name="gr1" draw:layer="layout" svg:width="14.848cm" svg:height="11.136cm" svg:x="3.075cm" svg:y="2.257cm" draw:page-number="26" presentation:class="page"/>
          <draw:frame presentation:style-name="pr3" draw:text-style-name="P1"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3.506cm" svg:x="1.4cm" svg:y="0.837cm" presentation:class="title">
          <draw:text-box>
            <text:p>process.ppid, process.pid, process.platform,process.title</text:p>
          </draw:text-box>
        </draw:frame>
        <draw:frame presentation:style-name="pr4" draw:text-style-name="P5" draw:layer="layout" svg:width="25.199cm" svg:height="12.179cm" svg:x="1.4cm" svg:y="4.914cm" presentation:class="outline">
          <draw:text-box>
            <text:list text:style-name="L3">
              <text:list-item>
                <text:p text:style-name="P5"><text:span text:style-name="T3">console.log(`This process is pid ${process.pid}`);</text:span></text:p>
              </text:list-item>
              <text:list-item>
                <text:p text:style-name="P5"><text:span text:style-name="T3">console.log(`This platform is ${process.platform}`);</text:span></text:p>
              </text:list-item>
              <text:list-item>
                <text:p text:style-name="P5"><text:span text:style-name="T3">console.log(`The parent process is pid ${process.ppid}`);</text:span></text:p>
              </text:list-item>
            </text:list>
          </draw:text-box>
        </draw:frame>
        <presentation:notes draw:style-name="dp2">
          <draw:page-thumbnail draw:style-name="gr1" draw:layer="layout" svg:width="14.848cm" svg:height="11.136cm" svg:x="3.075cm" svg:y="2.257cm" draw:page-number="27"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2-15T10:36:41.485337644</meta:creation-date>
    <dc:date>2017-12-15T13:13:34.396580612</dc:date>
    <meta:editing-duration>PT1H34M51S</meta:editing-duration>
    <meta:editing-cycles>23</meta:editing-cycles>
    <meta:generator>LibreOffice/5.1.6.2$Linux_X86_64 LibreOffice_project/10m0$Build-2</meta:generator>
    <meta:document-statistic meta:object-count="129"/>
  </office:meta>
</office:document-meta>
</file>